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2FF5BAB1BEE5A7C9.png" manifest:media-type="image/png"/>
  <manifest:file-entry manifest:full-path="Pictures/100000010000020000000200743DA8A3C44538E7.png" manifest:media-type="image/png"/>
  <manifest:file-entry manifest:full-path="Pictures/1000000100000200000002003421F8DAFE2D6E05.png" manifest:media-type="image/png"/>
  <manifest:file-entry manifest:full-path="Pictures/100000010000020000000200BDDEAA1BAC782034.png" manifest:media-type="image/png"/>
  <manifest:file-entry manifest:full-path="Pictures/100000010000020000000200CCB87EED4AF93735.png" manifest:media-type="image/png"/>
  <manifest:file-entry manifest:full-path="Pictures/1000000100000398000003D41D9AAD99032A6855.png" manifest:media-type="image/png"/>
  <manifest:file-entry manifest:full-path="Pictures/10000001000002000000020074E47FEBE71FDC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Quicksand" svg:font-family="Quicksand" style:font-pitch="variable"/>
    <style:font-face style:name="Quicksand1" svg:font-family="Quicksand" style:font-adornments="Standar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fill-use-slide-background="false" draw:opacity="100%" draw:textarea-horizontal-align="justify" draw:textarea-vertical-align="middle" draw:auto-grow-height="false" fo:min-height="0.25cm" fo:min-width="1cm"/>
      <style:paragraph-properties style:writing-mode="lr-tb"/>
    </style:style>
    <style:style style:name="gr2" style:family="graphic" style:parent-style-name="standard">
      <style:graphic-properties draw:stroke="none" draw:fill-color="#138cfa" draw:textarea-horizontal-align="justify" draw:textarea-vertical-align="middle" draw:auto-grow-height="false" fo:min-height="1cm" fo:min-width="3.5cm"/>
    </style:style>
    <style:style style:name="gr3" style:family="graphic" style:parent-style-name="standard">
      <style:graphic-properties draw:stroke="none" draw:fill-color="#127ee0" draw:textarea-horizontal-align="justify" draw:textarea-vertical-align="middle" draw:auto-grow-height="false" fo:min-height="1cm" fo:min-width="3.5cm"/>
    </style:style>
    <style:style style:name="gr4" style:family="graphic" style:parent-style-name="standard">
      <style:graphic-properties draw:stroke="none" draw:fill-color="#0bd0d9" draw:textarea-horizontal-align="justify" draw:textarea-vertical-align="middle" draw:auto-grow-height="false" fo:min-height="1cm" fo:min-width="8.5cm"/>
      <style:paragraph-properties style:writing-mode="lr-tb"/>
    </style:style>
    <style:style style:name="gr5" style:family="graphic" style:parent-style-name="standard">
      <style:graphic-properties draw:stroke="none" draw:fill-color="#0f6fc6" draw:textarea-horizontal-align="justify" draw:textarea-vertical-align="middle" draw:auto-grow-height="false" fo:min-height="1cm" fo:min-width="3.5cm"/>
      <style:paragraph-properties style:writing-mode="lr-tb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.75cm" fo:min-width="3cm"/>
      <style:paragraph-properties style:writing-mode="lr-tb"/>
    </style:style>
    <style:style style:name="gr7" style:family="graphic" style:parent-style-name="standard">
      <style:graphic-properties draw:stroke="none" draw:fill-color="#009dd9" draw:textarea-horizontal-align="justify" draw:textarea-vertical-align="middle" draw:auto-grow-height="false" fo:min-height="1cm" fo:min-width="8.5cm"/>
      <style:paragraph-properties style:writing-mode="lr-tb"/>
    </style:style>
    <style:style style:name="gr8" style:family="graphic" style:parent-style-name="objectwithoutfill">
      <style:graphic-properties draw:marker-end="Linienspitzen_20_1" draw:marker-end-width="0.3cm" draw:fill="none" draw:textarea-vertical-align="middle"/>
    </style:style>
    <style:style style:name="gr9" style:family="graphic" style:parent-style-name="objectwithoutfill">
      <style:graphic-properties draw:marker-end="Linienspitzen_20_2" draw:marker-end-width="0.3cm" draw:fill="none" draw:textarea-vertical-align="middle"/>
    </style:style>
    <style:style style:name="gr10" style:family="graphic" style:parent-style-name="objectwithoutfill">
      <style:graphic-properties draw:marker-end="Linienspitzen_20_5" draw:marker-end-width="0.3cm" draw:fill="none" draw:textarea-vertical-align="middle"/>
    </style:style>
    <style:style style:name="gr11" style:family="graphic" style:parent-style-name="objectwithoutfill">
      <style:graphic-properties draw:marker-end="Linienspitzen_20_6" draw:marker-end-width="0.3cm" draw:fill="none" draw:textarea-vertical-align="middle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.5cm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75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875cm"/>
      <style:paragraph-properties style:writing-mode="lr-tb"/>
    </style:style>
    <style:style style:name="gr15" style:family="graphic" style:parent-style-name="objectwithoutfill">
      <style:graphic-properties draw:marker-end="Linienspitzen_20_8" draw:marker-end-width="0.3cm" draw:fill="none" draw:textarea-vertical-align="middl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75cm" fo:min-width="2cm"/>
      <style:paragraph-properties style:writing-mode="lr-tb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draw:fill="solid" draw:fill-color="#808080" loext:fill-use-slide-background="false" draw:opacity="0%" draw:textarea-horizontal-align="justify" draw:textarea-vertical-align="middle" draw:auto-grow-height="false" fo:min-height="1cm" fo:min-width="2.625cm"/>
      <style:paragraph-properties style:writing-mode="lr-tb"/>
    </style:style>
    <style:style style:name="gr19" style:family="graphic" style:parent-style-name="standard">
      <style:graphic-properties draw:stroke="none" draw:fill-color="#009dd9" draw:opacity="0%" draw:textarea-horizontal-align="justify" draw:textarea-vertical-align="middle" draw:auto-grow-height="false" fo:min-height="1cm" fo:min-width="2.626cm"/>
      <style:paragraph-properties style:writing-mode="lr-tb"/>
    </style:style>
    <style:style style:name="gr20" style:family="graphic" style:parent-style-name="standard" style:list-style-name="L1">
      <style:graphic-properties draw:stroke="none" draw:fill-color="#808080" draw:opacity="0%" draw:textarea-horizontal-align="justify" draw:textarea-vertical-align="middle" draw:auto-grow-height="false" fo:min-height="1cm" fo:min-width="2.625cm"/>
      <style:paragraph-properties style:writing-mode="lr-tb"/>
    </style:style>
    <style:style style:name="gr21" style:family="graphic" style:parent-style-name="objectwithoutfill">
      <style:graphic-properties draw:marker-end="Linienspitzen_20_9" draw:marker-end-width="0.3cm" draw:fill="none" draw:textarea-vertical-align="middle"/>
    </style:style>
    <style:style style:name="gr22" style:family="graphic" style:parent-style-name="objectwithoutfill">
      <style:graphic-properties draw:marker-end="Linienspitzen_20_10" draw:marker-end-width="0.3cm" draw:fill="none" draw:textarea-vertical-align="middle"/>
    </style:style>
    <style:style style:name="gr23" style:family="graphic" style:parent-style-name="objectwithoutfill">
      <style:graphic-properties draw:marker-end="Linienspitzen_20_11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" style:family="paragraph">
      <loext:graphic-properties draw:fill="solid" draw:fill-color="#ffffff" draw:opacity="100%"/>
      <style:paragraph-properties fo:text-align="center" style:writing-mode="lr-tb"/>
      <style:text-properties fo:font-style="italic" style:font-style-asian="italic" style:font-style-complex="italic"/>
    </style:style>
    <style:style style:name="P3" style:family="paragraph">
      <loext:graphic-properties draw:fill-color="#138cfa"/>
      <style:paragraph-properties fo:text-align="center"/>
    </style:style>
    <style:style style:name="P4" style:family="paragraph">
      <loext:graphic-properties draw:fill-color="#127ee0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fo:font-style="normal" fo:font-weight="bold"/>
    </style:style>
    <style:style style:name="P6" style:family="paragraph">
      <loext:graphic-properties draw:fill-color="#0bd0d9"/>
      <style:paragraph-properties fo:text-align="center" style:writing-mode="lr-tb"/>
      <style:text-properties fo:color="#ffffff" loext:opacity="100%" loext:color-lum-mod="100%" loext:color-lum-off="0%" fo:font-style="normal" fo:font-weight="bold"/>
    </style:style>
    <style:style style:name="P7" style:family="paragraph">
      <loext:graphic-properties draw:fill-color="#0f6fc6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8" style:family="paragraph">
      <loext:graphic-properties draw:fill-color="#0f6fc6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style:paragraph-properties fo:text-align="center" style:writing-mode="lr-tb"/>
      <style:text-properties fo:color="#ffffff" loext:opacity="100%" fo:font-weight="bold"/>
    </style:style>
    <style:style style:name="P11" style:family="paragraph">
      <loext:graphic-properties draw:fill-color="#009dd9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14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5" style:family="paragraph">
      <loext:graphic-properties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8" style:family="paragraph">
      <loext:graphic-properties draw:fill="solid" draw:fill-color="#808080" draw:opacity="0%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9" style:family="paragraph">
      <loext:graphic-properties draw:fill-color="#009dd9" draw:opacity="0%"/>
      <style:paragraph-properties fo:text-align="center" style:writing-mode="lr-tb"/>
      <style:text-properties fo:color="#ffffff" loext:opacity="100%" loext:color-lum-mod="100%" loext:color-lum-off="0%" fo:font-weight="bold"/>
    </style:style>
    <style:style style:name="P20" style:family="paragraph">
      <loext:graphic-properties draw:fill-color="#808080" draw:opacity="0%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loext:opacity="100%" fo:font-style="normal" fo:font-weight="bold"/>
    </style:style>
    <style:style style:name="T3" style:family="text">
      <style:text-properties fo:color="#ffffff" loext:opacity="100%" fo:font-weight="bold"/>
    </style:style>
    <style:style style:name="T4" style:family="text">
      <style:text-properties fo:color="#ffffff" loext:opacity="100%" fo:font-size="8pt" fo:font-weight="bold" style:font-size-asian="8pt" style:font-size-complex="8pt"/>
    </style:style>
    <style:style style:name="T5" style:family="text">
      <style:text-properties fo:color="#ffffff" loext:opacity="100%" fo:font-size="8pt" fo:font-style="normal" fo:font-weight="bold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0.25cm" svg:x="5cm" svg:y="8.875cm">
          <text:p text:style-name="P1"><text:span text:style-name="T1">Us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6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6.125cm" svg:y="8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cm" svg:height="1cm" svg:x="1.125cm" svg:y="8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8.5cm" svg:height="1cm" svg:x="1.25cm" svg:y="0.25cm">
          <text:p text:style-name="P5"><text:span text:style-name="T2">Digital Twin Engine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.5cm" svg:height="1cm" svg:x="1.25cm" svg:y="8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3.5cm" svg:height="1cm" svg:x="6.251cm" svg:y="8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3.5cm" svg:height="1cm" svg:x="6.251cm" svg:y="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3.5cm" svg:height="1cm" svg:x="1.251cm" svg:y="6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" draw:id="id6" draw:layer="layout" svg:width="8.5cm" svg:height="1cm" svg:x="1.251cm" svg:y="4.25cm">
          <text:p text:style-name="P10"><text:span text:style-name="T3">Interactive dashboard</text:span></text:p>
          <draw:enhanced-geometry svg:viewBox="0 0 21600 21600" draw:type="rectangle" draw:enhanced-path="M 0 0 L 21600 0 21600 21600 0 21600 0 0 Z N"/>
        </draw:custom-shape>
        <draw:connector draw:style-name="gr8" draw:text-style-name="P12" draw:layer="layout" svg:x1="1.25cm" svg:y1="0.75cm" svg:x2="1.25cm" svg:y2="8.75cm" draw:start-shape="id1" draw:start-glue-point="3" draw:end-shape="id2" draw:end-glue-point="3" svg:d="M1250 750h-500v8000h500" svg:viewBox="0 0 501 8001">
          <text:p/>
        </draw:connector>
        <draw:connector draw:style-name="gr9" draw:text-style-name="P12" draw:layer="layout" svg:x1="3cm" svg:y1="8.25cm" svg:x2="3.001cm" svg:y2="7.25cm" draw:start-shape="id2" draw:start-glue-point="0" draw:end-shape="id3" draw:end-glue-point="2" svg:d="M3000 8250v-500h1v-500" svg:viewBox="0 0 2 1001">
          <text:p/>
        </draw:connector>
        <draw:connector draw:style-name="gr10" draw:text-style-name="P12" draw:layer="layout" svg:x1="8.001cm" svg:y1="8.25cm" svg:x2="8.001cm" svg:y2="7.25cm" draw:start-shape="id4" draw:start-glue-point="0" draw:end-shape="id5" draw:end-glue-point="2" svg:d="M8001 8250v-1000" svg:viewBox="0 0 1 1001">
          <text:p/>
        </draw:connector>
        <draw:connector draw:style-name="gr11" draw:text-style-name="P12" draw:layer="layout" svg:x1="5.501cm" svg:y1="4.25cm" svg:x2="5.5cm" svg:y2="3.25cm" draw:start-shape="id6" draw:start-glue-point="0" draw:end-shape="id7" draw:end-glue-point="2" svg:d="M5501 4250v-500h-1v-500" svg:viewBox="0 0 2 1001">
          <text:p/>
        </draw:connector>
        <draw:custom-shape draw:style-name="gr12" draw:text-style-name="P13" xml:id="id7" draw:id="id7" draw:layer="layout" svg:width="8.5cm" svg:height="1cm" svg:x="1.25cm" svg:y="2.25cm">
          <text:p text:style-name="P10"><text:span text:style-name="T3">Deviations and trend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75cm" svg:height="0.25cm" svg:x="3.126cm" svg:y="7.75cm">
          <text:p text:style-name="P14"><text:span text:style-name="T1">Genera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875cm" svg:height="0.25cm" svg:x="8.126cm" svg:y="7.75cm">
          <text:p text:style-name="P14"><text:span text:style-name="T1">Gener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1.75cm" svg:height="0.25cm" svg:x="4.625cm" svg:y="5.875cm">
          <text:p text:style-name="P1"><text:span text:style-name="T1">Proce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875cm" svg:height="0.25cm" svg:x="5.625cm" svg:y="3.75cm">
          <text:p text:style-name="P14"><text:span text:style-name="T1">Visualiz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875cm" svg:height="0.25cm" svg:x="5.625cm" svg:y="1.5cm">
          <text:p text:style-name="P14"><text:span text:style-name="T1">Analyzes</text:span>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svg:x1="5.5cm" svg:y1="1.25cm" svg:x2="5.5cm" svg:y2="2.25cm" draw:start-shape="id1" draw:start-glue-point="2" draw:end-shape="id7" svg:d="M5500 1250v1000" svg:viewBox="0 0 1 1001">
          <text:p/>
        </draw:connector>
        <draw:custom-shape draw:style-name="gr16" draw:text-style-name="P16" draw:layer="layout" svg:width="2cm" svg:height="0.375cm" draw:transform="rotate (1.5707963267949) translate (0.25cm 5.75cm)">
          <text:p text:style-name="P1"><text:span text:style-name="T1">Upd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0.75cm" svg:height="0.75cm" svg:x="1.375cm" svg:y="8.375cm">
          <draw:image xlink:href="Pictures/1000000100000200000002003421F8DAFE2D6E05.png" xlink:type="simple" xlink:show="embed" xlink:actuate="onLoad" draw:mime-type="image/png">
            <text:p/>
          </draw:image>
        </draw:frame>
        <draw:frame draw:style-name="gr17" draw:text-style-name="P12" draw:layer="layout" svg:width="0.75cm" svg:height="0.75cm" svg:x="6.375cm" svg:y="8.375cm">
          <draw:image xlink:href="Pictures/100000010000020000000200BDDEAA1BAC782034.png" xlink:type="simple" xlink:show="embed" xlink:actuate="onLoad" draw:mime-type="image/png">
            <text:p/>
          </draw:image>
        </draw:frame>
        <draw:frame draw:style-name="gr17" draw:text-style-name="P12" draw:layer="layout" svg:width="0.771cm" svg:height="0.771cm" svg:x="1.354cm" svg:y="4.354cm">
          <draw:image xlink:href="Pictures/100000010000020000000200743DA8A3C44538E7.png" xlink:type="simple" xlink:show="embed" xlink:actuate="onLoad" draw:mime-type="image/png">
            <text:p/>
          </draw:image>
        </draw:frame>
        <draw:frame draw:style-name="gr17" draw:text-style-name="P12" draw:layer="layout" svg:width="0.704cm" svg:height="0.75cm" svg:x="1.375cm" svg:y="0.375cm">
          <draw:image xlink:href="Pictures/1000000100000398000003D41D9AAD99032A6855.png" xlink:type="simple" xlink:show="embed" xlink:actuate="onLoad" draw:mime-type="image/png">
            <text:p/>
          </draw:image>
        </draw:frame>
        <draw:frame draw:style-name="gr17" draw:text-style-name="P12" draw:layer="layout" svg:width="0.75cm" svg:height="0.75cm" svg:x="1.375cm" svg:y="2.375cm">
          <draw:image xlink:href="Pictures/100000010000020000000200CCB87EED4AF93735.png" xlink:type="simple" xlink:show="embed" xlink:actuate="onLoad" draw:mime-type="image/png">
            <text:p/>
          </draw:image>
        </draw:frame>
        <draw:frame draw:style-name="gr17" draw:text-style-name="P12" draw:layer="layout" svg:width="0.75cm" svg:height="0.75cm" svg:x="6.375cm" svg:y="6.375cm">
          <draw:image xlink:href="Pictures/10000001000002000000020074E47FEBE71FDC2E.png" xlink:type="simple" xlink:show="embed" xlink:actuate="onLoad" draw:mime-type="image/png">
            <text:p/>
          </draw:image>
        </draw:frame>
        <draw:custom-shape draw:style-name="gr18" draw:text-style-name="P18" draw:layer="layout" svg:width="2.625cm" svg:height="1cm" svg:x="7.125cm" svg:y="6.25cm">
          <text:p text:style-name="P17"><text:span text:style-name="T3">Measurements</text:span></text:p>
          <text:p text:style-name="P17"><text:span text:style-name="T4">(actual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2.626cm" svg:height="1cm" svg:x="7.125cm" svg:y="8.25cm">
          <text:p text:style-name="P10"><text:span text:style-name="T3">Real System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8" draw:id="id8" draw:layer="layout" svg:width="2.626cm" svg:height="1cm" svg:x="2.125cm" svg:y="8.25cm">
          <text:p text:style-name="P10"><text:span text:style-name="T3">Digital Twin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0.75cm" svg:height="0.75cm" svg:x="1.375cm" svg:y="6.375cm">
          <draw:image xlink:href="Pictures/1000000100000200000002002FF5BAB1BEE5A7C9.png" xlink:type="simple" xlink:show="embed" xlink:actuate="onLoad" draw:mime-type="image/png">
            <text:p/>
          </draw:image>
        </draw:frame>
        <draw:custom-shape draw:style-name="gr20" draw:text-style-name="P20" draw:layer="layout" svg:width="2.625cm" svg:height="1cm" svg:x="2.125cm" svg:y="6.25cm">
          <text:p text:style-name="P17"><text:span text:style-name="T3">Predictions</text:span></text:p>
          <text:p text:style-name="P17"><text:span text:style-name="T5">(statistical)</text:span></text:p>
          <draw:enhanced-geometry svg:viewBox="0 0 21600 21600" draw:type="rectangle" draw:enhanced-path="M 0 0 L 21600 0 21600 21600 0 21600 0 0 Z N"/>
        </draw:custom-shape>
        <draw:connector draw:style-name="gr21" draw:text-style-name="P12" draw:layer="layout" svg:x1="6.251cm" svg:y1="8.75cm" svg:x2="4.751cm" svg:y2="8.75cm" draw:start-shape="id4" draw:start-glue-point="3" draw:end-shape="id8" draw:end-glue-point="1" svg:d="M6251 8750h-1500" svg:viewBox="0 0 1501 1">
          <text:p/>
        </draw:connector>
        <draw:connector draw:style-name="gr22" draw:text-style-name="P12" draw:layer="layout" svg:x1="5.501cm" svg:y1="5.25cm" svg:x2="3.001cm" svg:y2="6.25cm" draw:start-shape="id6" draw:start-glue-point="2" draw:end-shape="id3" draw:end-glue-point="0" svg:d="M5501 5250v500h-2500v500" svg:viewBox="0 0 2501 1001">
          <text:p/>
        </draw:connector>
        <draw:connector draw:style-name="gr23" draw:text-style-name="P12" draw:layer="layout" svg:x1="5.501cm" svg:y1="5.25cm" svg:x2="8.001cm" svg:y2="6.25cm" draw:start-shape="id6" draw:start-glue-point="2" draw:end-shape="id5" draw:end-glue-point="0" svg:d="M5501 5250v500h2500v500" svg:viewBox="0 0 25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Quicksand" svg:font-family="Quicksand" style:font-pitch="variable"/>
    <style:font-face style:name="Quicksand1" svg:font-family="Quicksand" style:font-adornments="Standar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2" draw:display-name="Linienspitzen 2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9cm" draw:marker-start-center="false" draw:marker-end-width="0.29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Quicksand1" fo:font-family="Quicksand" style:font-style-name="Standard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9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09:09:25.699000000</meta:creation-date>
    <dc:date>2022-11-11T09:48:06.143000000</dc:date>
    <meta:editing-duration>PT16M28S</meta:editing-duration>
    <meta:editing-cycles>20</meta:editing-cycles>
    <meta:generator>LibreOffice/7.4.1.2$Windows_X86_64 LibreOffice_project/3c58a8f3a960df8bc8fd77b461821e42c061c5f0</meta:generator>
    <meta:document-statistic meta:object-count="37"/>
  </office:meta>
</office:document-meta>
</file>